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FormatterFactoryTests.createDateTimeFormatterWithTimeZ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imeFormatterFactoryTests.applyLocale( DateTimeFormatter dateTime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erFactoryTests.createDateTimeFormatterWith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TimeFormatterFactoryTests.createDateTimeFormatterInOrderOfProperty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imeFormatterFactoryTests.createDateTimeFormatterWithNull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imeFormatterFactoryTests.createDateTimeFormatterWit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TimeFormatterFactoryTests.createDateTime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